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c4b8e" style:text-line-through-style="none" style:font-name="Trebuchet MS" fo:font-size="9.75pt" fo:letter-spacing="normal" fo:font-style="normal" style:text-underline-style="none" fo:font-weight="bold" style:text-blinking="false" fo:background-color="#ffffff"/>
    </style:style>
    <style:style style:name="P2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c4b8e" style:text-line-through-style="none" style:font-name="Trebuchet MS" fo:font-size="9.75pt" fo:letter-spacing="normal" fo:font-style="normal" style:text-underline-style="none" fo:font-weight="bold" style:text-blinking="false"/>
    </style:style>
    <style:style style:name="T1" style:family="text">
      <style:text-properties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rget audience – “Who will benefit from this information?” People using DSI for tractography</text:span></text:p>
      <text:p text:style-name="P2"><text:span text:style-name="T1"/></text:p>
      <text:p text:style-name="P1">Purpose – “Why was this study/research performed?” <text:s/>So that ODFs can be obtained with shorter computation times and improved angular resolution.</text:p>
      <text:p text:style-name="P1"/>
      <text:p text:style-name="P1">Methods – “How has this problem been studied?” By mathematical analysis of the problem</text:p>
      <text:p text:style-name="P1"/>
      <text:p text:style-name="P1">Results – “Principal data and statistical analysis” <text:s/>Simulations with stick-and-ball models of fibers; Voxels with two- or three-fiber composition; Various angular configurations between fibers; Various signal-to-noise ratios. </text:p>
      <text:p text:style-name="P1"/>
      <text:p text:style-name="P1">Discussion - “What is the interpretation of the data?”</text:p>
      <text:p text:style-name="P1">Conclusion – “What is the relevance to clinical practice or future research?”</text:p>
      <text:p text:style-name="P1">References – “References"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Nimmo-Smith</meta:initial-creator>
    <meta:creation-date>2012-11-05T16:21:22</meta:creation-date>
    <dc:date>2012-11-07T13:56:50</dc:date>
    <dc:creator>Ian Nimmo-Smith</dc:creator>
    <meta:editing-duration>P1DT21H20M18S</meta:editing-duration>
    <meta:editing-cycles>1</meta:editing-cycles>
    <meta:document-statistic meta:table-count="0" meta:image-count="0" meta:object-count="0" meta:page-count="1" meta:paragraph-count="8" meta:word-count="100" meta:character-count="707" meta:non-whitespace-character-count="610"/>
    <meta:generator>LibreOffice/3.5$Linux_X86_64 LibreOffice_project/350m1$Build-2</meta:generator>
  </office:meta>
</office:document-meta>
</file>